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Pictures/10000000000003C000000149DDA4D64C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Default-outline1" style:list-style-name="L6">
      <style:graphic-properties draw:fill-color="#ffffff" draw:auto-grow-height="true" fo:min-height="5.897cm"/>
    </style:style>
    <style:style style:name="pr35" style:family="presentation" style:parent-style-name="Default-notes" style:list-style-name="L7">
      <style:graphic-properties draw:fill-color="#ffffff" draw:auto-grow-height="true" fo:min-height="13.365cm"/>
    </style:style>
    <style:style style:name="pr36" style:family="presentation" style:parent-style-name="Default-outline1" style:list-style-name="L6">
      <style:graphic-properties draw:fill-color="#ffffff" draw:auto-grow-height="true" fo:min-height="5.897cm"/>
    </style:style>
    <style:style style:name="pr37" style:family="presentation" style:parent-style-name="Default-notes" style:list-style-name="L7">
      <style:graphic-properties draw:fill-color="#ffffff" draw:auto-grow-height="true" fo:min-height="13.365cm"/>
    </style:style>
    <style:style style:name="pr38" style:family="presentation" style:parent-style-name="Default-outline1" style:list-style-name="L6">
      <style:graphic-properties draw:fill-color="#ffffff" draw:auto-grow-height="true" fo:min-height="5.897cm"/>
    </style:style>
    <style:style style:name="pr39" style:family="presentation" style:parent-style-name="Default-notes" style:list-style-name="L7">
      <style:graphic-properties draw:fill-color="#ffffff" draw:auto-grow-height="true" fo:min-height="13.365cm"/>
    </style:style>
    <style:style style:name="pr40" style:family="presentation" style:parent-style-name="Default-outline1" style:list-style-name="L6">
      <style:graphic-properties draw:fill-color="#ffffff" draw:auto-grow-height="true" fo:min-height="5.897cm"/>
    </style:style>
    <style:style style:name="pr41" style:family="presentation" style:parent-style-name="Default-notes" style:list-style-name="L7">
      <style:graphic-properties draw:fill-color="#ffffff" draw:auto-grow-height="true" fo:min-height="13.365cm"/>
    </style:style>
    <style:style style:name="pr42" style:family="presentation" style:parent-style-name="Default-outline1" style:list-style-name="L6">
      <style:graphic-properties draw:fill-color="#ffffff" draw:auto-grow-height="true" fo:min-height="5.897cm"/>
    </style:style>
    <style:style style:name="pr43" style:family="presentation" style:parent-style-name="Default-notes" style:list-style-name="L7">
      <style:graphic-properties draw:fill-color="#ffffff" draw:auto-grow-height="true" fo:min-height="13.365cm"/>
    </style:style>
    <style:style style:name="pr44" style:family="presentation" style:parent-style-name="Default-outline1" style:list-style-name="L6">
      <style:graphic-properties draw:fill-color="#ffffff" draw:auto-grow-height="true" fo:min-height="5.897cm"/>
    </style:style>
    <style:style style:name="pr45" style:family="presentation" style:parent-style-name="Default-notes" style:list-style-name="L7">
      <style:graphic-properties draw:fill-color="#ffffff" draw:auto-grow-height="true" fo:min-height="13.365cm"/>
    </style:style>
    <style:style style:name="pr46" style:family="presentation" style:parent-style-name="Default-outline1" style:list-style-name="L6">
      <style:graphic-properties draw:fill-color="#ffffff" draw:auto-grow-height="true" fo:min-height="5.897cm"/>
    </style:style>
    <style:style style:name="pr47" style:family="presentation" style:parent-style-name="Default-notes" style:list-style-name="L7">
      <style:graphic-properties draw:fill-color="#ffffff" draw:auto-grow-height="true" fo:min-height="13.365cm"/>
    </style:style>
    <style:style style:name="pr48" style:family="presentation" style:parent-style-name="Default-outline1" style:list-style-name="L6">
      <style:graphic-properties draw:fill-color="#ffffff" draw:auto-grow-height="true" fo:min-height="5.897cm"/>
    </style:style>
    <style:style style:name="pr49" style:family="presentation" style:parent-style-name="Default-notes" style:list-style-name="L7">
      <style:graphic-properties draw:fill-color="#ffffff" draw:auto-grow-height="true" fo:min-height="13.365cm"/>
    </style:style>
    <style:style style:name="pr50" style:family="presentation" style:parent-style-name="Default-outline1" style:list-style-name="L6">
      <style:graphic-properties draw:fill-color="#ffffff" draw:auto-grow-height="true" fo:min-height="5.897cm"/>
    </style:style>
    <style:style style:name="pr51" style:family="presentation" style:parent-style-name="Default-notes" style:list-style-name="L7">
      <style:graphic-properties draw:fill-color="#ffffff" draw:auto-grow-height="true" fo:min-height="13.365cm"/>
    </style:style>
    <style:style style:name="pr52" style:family="presentation" style:parent-style-name="Default-outline1" style:list-style-name="L6">
      <style:graphic-properties draw:fill-color="#ffffff" draw:auto-grow-height="true" fo:min-height="5.897cm"/>
    </style:style>
    <style:style style:name="pr53" style:family="presentation" style:parent-style-name="Default-notes" style:list-style-name="L7">
      <style:graphic-properties draw:fill-color="#ffffff" draw:auto-grow-height="true" fo:min-height="13.365cm"/>
    </style:style>
    <style:style style:name="pr54" style:family="presentation" style:parent-style-name="Default-outline1" style:list-style-name="L6">
      <style:graphic-properties draw:fill-color="#ffffff" draw:auto-grow-height="true" fo:min-height="5.897cm"/>
    </style:style>
    <style:style style:name="pr55" style:family="presentation" style:parent-style-name="Default-notes" style:list-style-name="L7">
      <style:graphic-properties draw:fill-color="#ffffff" draw:auto-grow-height="true" fo:min-height="13.365cm"/>
    </style:style>
    <style:style style:name="pr56" style:family="presentation" style:parent-style-name="Default-outline1" style:list-style-name="L6">
      <style:graphic-properties draw:fill-color="#ffffff" draw:auto-grow-height="true" fo:min-height="5.897cm"/>
    </style:style>
    <style:style style:name="pr57" style:family="presentation" style:parent-style-name="Default-notes" style:list-style-name="L7">
      <style:graphic-properties draw:fill-color="#ffffff" draw:auto-grow-height="true" fo:min-height="13.365cm"/>
    </style:style>
    <style:style style:name="pr58" style:family="presentation" style:parent-style-name="Default-outline1" style:list-style-name="L6">
      <style:graphic-properties draw:fill-color="#ffffff" draw:auto-grow-height="true" fo:min-height="5.897cm"/>
    </style:style>
    <style:style style:name="pr59" style:family="presentation" style:parent-style-name="Default-notes" style:list-style-name="L7">
      <style:graphic-properties draw:fill-color="#ffffff" draw:auto-grow-height="true" fo:min-height="13.365cm"/>
    </style:style>
    <style:style style:name="pr60" style:family="presentation" style:parent-style-name="Default-outline1" style:list-style-name="L6">
      <style:graphic-properties draw:fill-color="#ffffff" draw:auto-grow-height="true" fo:min-height="5.897cm"/>
    </style:style>
    <style:style style:name="pr61" style:family="presentation" style:parent-style-name="Default-notes" style:list-style-name="L7">
      <style:graphic-properties draw:fill-color="#ffffff" draw:auto-grow-height="true" fo:min-height="13.365cm"/>
    </style:style>
    <style:style style:name="pr62" style:family="presentation" style:parent-style-name="Default-outline1" style:list-style-name="L6">
      <style:graphic-properties draw:fill-color="#ffffff" draw:auto-grow-height="true" fo:min-height="5.897cm"/>
    </style:style>
    <style:style style:name="pr63" style:family="presentation" style:parent-style-name="Default-notes" style:list-style-name="L7">
      <style:graphic-properties draw:fill-color="#ffffff" draw:auto-grow-height="true" fo:min-height="13.365cm"/>
    </style:style>
    <style:style style:name="pr64" style:family="presentation" style:parent-style-name="Default-outline1" style:list-style-name="L6">
      <style:graphic-properties draw:fill-color="#ffffff" draw:auto-grow-height="true" fo:min-height="5.897cm"/>
    </style:style>
    <style:style style:name="pr65" style:family="presentation" style:parent-style-name="Default-notes" style:list-style-name="L7">
      <style:graphic-properties draw:fill-color="#ffffff" draw:auto-grow-height="true" fo:min-height="13.365cm"/>
    </style:style>
    <style:style style:name="pr66" style:family="presentation" style:parent-style-name="Default-outline1" style:list-style-name="L6">
      <style:graphic-properties draw:fill-color="#ffffff" draw:auto-grow-height="true" fo:min-height="5.897cm"/>
    </style:style>
    <style:style style:name="pr67" style:family="presentation" style:parent-style-name="Default-notes" style:list-style-name="L7">
      <style:graphic-properties draw:fill-color="#ffffff" draw:auto-grow-height="true" fo:min-height="13.365cm"/>
    </style:style>
    <style:style style:name="pr68" style:family="presentation" style:parent-style-name="Default-outline1" style:list-style-name="L6">
      <style:graphic-properties draw:fill-color="#ffffff" draw:auto-grow-height="true" fo:min-height="5.897cm"/>
    </style:style>
    <style:style style:name="pr69" style:family="presentation" style:parent-style-name="Default-notes" style:list-style-name="L7">
      <style:graphic-properties draw:fill-color="#ffffff" draw:auto-grow-height="true" fo:min-height="13.365cm"/>
    </style:style>
    <style:style style:name="pr70" style:family="presentation" style:parent-style-name="Default-outline1" style:list-style-name="L6">
      <style:graphic-properties draw:fill-color="#ffffff" draw:auto-grow-height="true" fo:min-height="5.897cm"/>
    </style:style>
    <style:style style:name="pr71" style:family="presentation" style:parent-style-name="Default-notes" style:list-style-name="L7">
      <style:graphic-properties draw:fill-color="#ffffff" draw:auto-grow-height="true" fo:min-height="13.365cm"/>
    </style:style>
    <style:style style:name="pr72" style:family="presentation" style:parent-style-name="Default-outline1" style:list-style-name="L6">
      <style:graphic-properties draw:fill-color="#ffffff" draw:auto-grow-height="true" fo:min-height="5.897cm"/>
    </style:style>
    <style:style style:name="pr73" style:family="presentation" style:parent-style-name="Default-notes" style:list-style-name="L7">
      <style:graphic-properties draw:fill-color="#ffffff" draw:auto-grow-height="true" fo:min-height="13.365cm"/>
    </style:style>
    <style:style style:name="pr7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75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size="40pt"/>
    </style:style>
    <style:style style:name="P8" style:family="paragraph">
      <style:paragraph-properties text:enable-numbering="false" fo:margin-left="1.753cm" fo:margin-right="0cm" fo:text-indent="0cm"/>
      <style:text-properties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0cm" fo:margin-right="0cm" fo:text-indent="0cm"/>
      <style:text-properties fo:color="#ffffff" fo:font-size="36pt" style:font-size-asian="36pt" style:font-size-complex="36pt"/>
    </style:style>
    <style:style style:name="P11" style:family="paragraph">
      <style:paragraph-properties text:enable-numbering="false" fo:margin-left="1.753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3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size="40pt"/>
    </style:style>
    <style:style style:name="T4" style:family="text">
      <style:text-properties fo:font-family="'Bitstream Vera Sans'" style:font-pitch="variable" fo:font-size="24pt" fo:font-weight="normal" style:font-weight-asian="normal" style:font-weight-complex="normal"/>
    </style:style>
    <style:style style:name="T5" style:family="text">
      <style:text-properties fo:font-family="'Bitstream Vera Sans'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Bitstream Vera Sans'" style:font-pitch="variable" fo:font-size="24pt" fo:font-weight="normal" style:font-size-asian="22pt" style:font-weight-asian="normal" style:font-size-complex="22pt" style:font-weight-complex="normal"/>
    </style:style>
    <style:style style:name="T7" style:family="text">
      <style:text-properties fo:font-family="'Bitstream Vera Sans'" style:font-pitch="variabl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family="'Bitstream Vera Sans'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ffff" fo:font-size="36pt" style:font-size-asian="36pt" style:font-size-complex="36pt"/>
    </style:style>
    <style:style style:name="T10" style:family="text">
      <style:text-properties fo:font-family="'Bitstream Vera Sans'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family="'Bitstream Vera Sans'" style:font-pitch="variable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HTML tags overview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13.187cm" svg:x="1.878cm" svg:y="4.684cm" presentation:class="outline" presentation:user-transformed="true">
          <draw:text-box>
            <text:list text:style-name="L4">
              <text:list-item>
                <text:p><text:span text:style-name="T4">Head Tag</text:span></text:p>
              </text:list-item>
              <text:list-item>
                <text:p><text:span text:style-name="T4">Elements categories</text:span></text:p>
              </text:list-item>
              <text:list-item>
                <text:p><text:span text:style-name="T4">HTML Entities</text:span></text:p>
              </text:list-item>
              <text:list-item>
                <text:p><text:span text:style-name="T4">Colors</text:span></text:p>
              </text:list-item>
              <text:list-item>
                <text:p><text:span text:style-name="T4">Global Attributes</text:span></text:p>
              </text:list-item>
              <text:list-item>
                <text:p><text:span text:style-name="T4">Paragraphs</text:span></text:p>
              </text:list-item>
              <text:list-item>
                <text:p><text:span text:style-name="T4">Text Formatting</text:span></text:p>
              </text:list-item>
              <text:list-item>
                <text:p><text:span text:style-name="T4">Hyperlinks (Links)</text:span></text:p>
              </text:list-item>
              <text:list-item>
                <text:p><text:span text:style-name="T4">Headings</text:span></text:p>
              </text:list-item>
              <text:list-item>
                <text:p><text:span text:style-name="T4">Images</text:span></text:p>
              </text:list-item>
              <text:list-item>
                <text:p><text:span text:style-name="T4">List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Topics (cont.)</text:span></text:p>
          </draw:text-box>
        </draw:frame>
        <draw:frame presentation:style-name="pr6" draw:text-style-name="P8" draw:layer="layout" svg:width="28.602cm" svg:height="7.087cm" svg:x="1.878cm" svg:y="4.684cm" presentation:class="outline" presentation:user-transformed="true">
          <draw:text-box>
            <text:list text:style-name="L4">
              <text:list-item>
                <text:p><text:span text:style-name="T4">Tables</text:span></text:p>
              </text:list-item>
              <text:list-item>
                <text:p><text:span text:style-name="T4">HTML Layouts – Div</text:span></text:p>
              </text:list-item>
              <text:list-item>
                <text:p><text:span text:style-name="T4">HTML Layouts – Span</text:span></text:p>
              </text:list-item>
              <text:list-item>
                <text:p><text:span text:style-name="T4">Forms</text:span></text:p>
              </text:list-item>
              <text:list-item>
                <text:p><text:span text:style-name="T4">Iframes</text:span></text:p>
              </text:list-item>
              <text:list-item>
                <text:p><text:span text:style-name="T4">URL Encoding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Head</text:span></text:p>
          </draw:text-box>
        </draw:frame>
        <draw:frame presentation:style-name="pr8" draw:text-style-name="P8" draw:layer="layout" svg:width="28.602cm" svg:height="13.655cm" svg:x="1.878cm" svg:y="4.684cm" presentation:class="outline" presentation:user-transformed="true">
          <draw:text-box>
            <text:list text:style-name="L4">
              <text:list-item>
                <text:p><text:span text:style-name="T4">The &lt;head&gt; element is a container for all the head elements.</text:span></text:p>
              </text:list-item>
              <text:list-item>
                <text:p><text:span text:style-name="T4">Elements inside &lt;head&gt; can include scripts, instruct the browser where to find style sheets, provide meta information, and more.</text:span></text:p>
              </text:list-item>
              <text:list-item>
                <text:p><text:span text:style-name="T4">The following tags can be added to the head section: &lt;title&gt;, &lt;style&gt;, &lt;meta&gt;, &lt;link&gt;, &lt;script&gt;, &lt;noscript&gt;, and &lt;base&gt;.</text:span></text:p>
              </text:list-item>
              <text:list-item>
                <text:p><text:span text:style-name="T4">HTML &lt;title&gt; Element</text:span></text:p>
                <text:list>
                  <text:list-item>
                    <text:p><text:span text:style-name="T5">The &lt;title&gt; tag defines the title of the document</text:span></text:p>
                  </text:list-item>
                  <text:list-item>
                    <text:p><text:span text:style-name="T5">The &lt;title&gt; tag defines a title in the browser toolbar</text:span></text:p>
                  </text:list-item>
                  <text:list-item>
                    <text:p><text:span text:style-name="T5">The &lt;title&gt; tag provides a title for the page when it is added to favorites</text:span></text:p>
                  </text:list-item>
                  <text:list-item>
                    <text:p><text:span text:style-name="T5">The &lt;title&gt; tag displays a title for the page in search-engine results</text:span></text:p>
                  </text:list-item>
                  <text:list-item>
                    <text:p><text:span text:style-name="T6">The &lt;title&gt; tag must be no longer that 70 character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Head (Cont.)</text:span></text:p>
          </draw:text-box>
        </draw:frame>
        <draw:frame presentation:style-name="pr10" draw:text-style-name="P8" draw:layer="layout" svg:width="28.602cm" svg:height="11.407cm" svg:x="1.878cm" svg:y="4.684cm" presentation:class="outline" presentation:user-transformed="true">
          <draw:text-box>
            <text:list text:style-name="L4">
              <text:list-item>
                <text:p><text:span text:style-name="T4">HTML &lt;base&gt; Element</text:span></text:p>
                <text:list>
                  <text:list-item>
                    <text:p><text:span text:style-name="T5">The &lt;base&gt; tag specifies the base URL/target for all relative URLs in a page:</text:span></text:p>
                    <text:list>
                      <text:list-item>
                        <text:p><text:span text:style-name="T5">&lt;head&gt;</text:span></text:p>
                        <text:p><text:span text:style-name="T5">&lt;base href="http://www.mysite.com/images/" target="_blank"&gt;</text:span></text:p>
                        <text:p><text:span text:style-name="T5">&lt;/head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HTML &lt;link&gt; Element</text:span></text:p>
                <text:list>
                  <text:list-item>
                    <text:p><text:span text:style-name="T5">The &lt;link&gt; tag defines the relationship between a document and an external resource</text:span></text:p>
                  </text:list-item>
                  <text:list-item>
                    <text:p><text:span text:style-name="T5">The &lt;link&gt; tag is most used to link to style sheets:</text:span></text:p>
                    <text:list>
                      <text:list-item>
                        <text:p><text:span text:style-name="T5">&lt;link rel="stylesheet" type="text/css" href="mystyle.css"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Head (Cont.)</text:span></text:p>
          </draw:text-box>
        </draw:frame>
        <draw:frame presentation:style-name="pr12" draw:text-style-name="P8" draw:layer="layout" svg:width="28.602cm" svg:height="11.034cm" svg:x="1.878cm" svg:y="4.684cm" presentation:class="outline" presentation:user-transformed="true">
          <draw:text-box>
            <text:list text:style-name="L4">
              <text:list-item>
                <text:p><text:span text:style-name="T5">HTML &lt;style&gt; Element</text:span></text:p>
                <text:list>
                  <text:list-item>
                    <text:p><text:span text:style-name="T5">The &lt;style&gt; tag is used to define style information for an HTML document.</text:span></text:p>
                  </text:list-item>
                  <text:list-item>
                    <text:p><text:span text:style-name="T5">Inside the &lt;style&gt; element you specify how HTML elements should render in a browser:</text:span></text:p>
                    <text:list>
                      <text:list-item>
                        <text:p><text:span text:style-name="T5">&lt;head&gt;</text:span></text:p>
                        <text:list>
                          <text:list-header>
                            <text:p><text:span text:style-name="T5">&lt;style type="text/css"&gt;</text:span></text:p>
                            <text:list>
                              <text:list-header>
                                <text:p><text:span text:style-name="T5">body {background-color:yellow;}</text:span></text:p>
                                <text:p><text:span text:style-name="T5">p {color:blue;}</text:span></text:p>
                              </text:list-header>
                            </text:list>
                            <text:p><text:span text:style-name="T5">&lt;/style&gt;</text:span></text:p>
                          </text:list-header>
                        </text:list>
                        <text:p><text:span text:style-name="T5">&lt;/head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Head (Cont.)</text:span></text:p>
          </draw:text-box>
        </draw:frame>
        <draw:frame presentation:style-name="pr14" draw:text-style-name="P8" draw:layer="layout" svg:width="28.602cm" svg:height="12.04cm" svg:x="1.878cm" svg:y="4.684cm" presentation:class="outline" presentation:user-transformed="true">
          <draw:text-box>
            <text:list text:style-name="L4">
              <text:list-item>
                <text:p><text:span text:style-name="T5">The HTML &lt;meta&gt; Element</text:span></text:p>
                <text:list>
                  <text:list-item>
                    <text:p><text:span text:style-name="T6">Metadata is data (information) about data.</text:span></text:p>
                  </text:list-item>
                  <text:list-item>
                    <text:p><text:span text:style-name="T6">The &lt;meta&gt; tag provides metadata about the HTML document. Metadata will not be displayed on the page, but will be machine parsable.</text:span></text:p>
                  </text:list-item>
                  <text:list-item>
                    <text:p><text:span text:style-name="T6">Meta elements are typically used to specify page description, keywords, author of the document, last modified, and other metadata.</text:span></text:p>
                  </text:list-item>
                  <text:list-item>
                    <text:p><text:span text:style-name="T6">The metadata can be used by browsers (how to display content or reload page), search engines (keywords), or other web services.</text:span></text:p>
                  </text:list-item>
                  <text:list-item>
                    <text:p><text:span text:style-name="T6">&lt;meta&gt; tags always go inside the &lt;head&gt; element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Head (Cont.)</text:span></text:p>
          </draw:text-box>
        </draw:frame>
        <draw:frame presentation:style-name="pr16" draw:text-style-name="P8" draw:layer="layout" svg:width="28.602cm" svg:height="13.355cm" svg:x="1.878cm" svg:y="4.684cm" presentation:class="outline" presentation:user-transformed="true">
          <draw:text-box>
            <text:list text:style-name="L4">
              <text:list-item>
                <text:p><text:span text:style-name="T5">&lt;META&gt; Tags – Examples</text:span></text:p>
                <text:list>
                  <text:list-item>
                    <text:p><text:span text:style-name="T5">Define keywords for search engines:</text:span></text:p>
                    <text:list>
                      <text:list-item>
                        <text:p><text:span text:style-name="T5">&lt;meta name="keywords" content="HTML, CSS, XML, XHTML, JavaScript"&gt;</text:span></text:p>
                      </text:list-item>
                    </text:list>
                  </text:list-item>
                  <text:list-item>
                    <text:p><text:span text:style-name="T5">Define a description of your web page:</text:span></text:p>
                    <text:list>
                      <text:list-item>
                        <text:p><text:span text:style-name="T5">&lt;meta name="description" content="Free Web tutorials on HTML and CSS"&gt;</text:span></text:p>
                      </text:list-item>
                    </text:list>
                  </text:list-item>
                  <text:list-item>
                    <text:p><text:span text:style-name="T5">Define the author of a page:</text:span></text:p>
                    <text:list>
                      <text:list-item>
                        <text:p><text:span text:style-name="T5">&lt;meta name="author" content="Hege Refsnes"&gt;</text:span></text:p>
                      </text:list-item>
                    </text:list>
                  </text:list-item>
                  <text:list-item>
                    <text:p><text:span text:style-name="T5">Refresh document every 30 seconds:</text:span></text:p>
                    <text:list>
                      <text:list-item>
                        <text:p><text:span text:style-name="T5">&lt;meta http-equiv="refresh" content="30"&gt;</text:span></text:p>
                      </text:list-item>
                    </text:list>
                  </text:list-item>
                  <text:list-item>
                    <text:p><text:span text:style-name="T5">Meta Name Robots</text:span></text:p>
                    <text:list>
                      <text:list-item>
                        <text:p><text:span text:style-name="T5">&lt;meta name="robots" content="noindex, nofollow"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elements categories</text:span></text:p>
          </draw:text-box>
        </draw:frame>
        <draw:frame presentation:style-name="pr18" draw:text-style-name="P8" draw:layer="layout" svg:width="28.602cm" svg:height="13.819cm" svg:x="1.878cm" svg:y="4.684cm" presentation:class="outline" presentation:user-transformed="true">
          <draw:text-box>
            <text:list text:style-name="L4">
              <text:list-item>
                <text:p><text:span text:style-name="T4">HTML elements can be divided into two categories : </text:span></text:p>
                <text:list>
                  <text:list-item>
                    <text:p><text:span text:style-name="T4">block level</text:span></text:p>
                  </text:list-item>
                  <text:list-item>
                    <text:p><text:span text:style-name="T4">inline elements.</text:span></text:p>
                  </text:list-item>
                </text:list>
              </text:list-item>
              <text:list-item>
                <text:p><text:span text:style-name="T4">Block level elements</text:span></text:p>
                <text:list>
                  <text:list-item>
                    <text:p><text:span text:style-name="T5">1. HTML block level elements can appear in the body of an HTML page.</text:span></text:p>
                  </text:list-item>
                  <text:list-item>
                    <text:p><text:span text:style-name="T5">2. It can contain other block level as well as inline elements.</text:span></text:p>
                  </text:list-item>
                  <text:list-item>
                    <text:p><text:span text:style-name="T5">3. By default, block-level elements begin on new lines.</text:span></text:p>
                  </text:list-item>
                  <text:list-item>
                    <text:p><text:span text:style-name="T5">4. block level elements create larger structures (than inline elements).</text:span></text:p>
                  </text:list-item>
                </text:list>
              </text:list-item>
              <text:list-item>
                <text:p><text:span text:style-name="T4">List of block level elements</text:span></text:p>
                <text:list>
                  <text:list-item>
                    <text:p><text:span text:style-name="T4">P, h1-h6, ol, ul, pre, address, blockquote, dl, div, fieldset, form, hr, noscript, tabl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inline elements</text:span></text:p>
          </draw:text-box>
        </draw:frame>
        <draw:frame presentation:style-name="pr20" draw:text-style-name="P8" draw:layer="layout" svg:width="28.602cm" svg:height="11.59cm" svg:x="1.878cm" svg:y="4.684cm" presentation:class="outline" presentation:user-transformed="true">
          <draw:text-box>
            <text:list text:style-name="L4">
              <text:list-item>
                <text:p><text:span text:style-name="T4">HTML inline elements: </text:span></text:p>
                <text:list>
                  <text:list-item>
                    <text:p><text:span text:style-name="T4">1. HTML inline level elements can appear in the body of an HTML page.</text:span></text:p>
                  </text:list-item>
                  <text:list-item>
                    <text:p><text:span text:style-name="T4">2. It can contain data and other inline elements.</text:span></text:p>
                  </text:list-item>
                  <text:list-item>
                    <text:p><text:span text:style-name="T4">3. By default, inline elements do not begin on new lines.</text:span></text:p>
                  </text:list-item>
                  <text:list-item>
                    <text:p><text:span text:style-name="T4">4. inline elements create shorter structures (than block level elements).</text:span></text:p>
                  </text:list-item>
                </text:list>
              </text:list-item>
              <text:list-item>
                <text:p><text:span text:style-name="T4">List of inline elements</text:span></text:p>
                <text:list>
                  <text:list-item>
                    <text:p><text:span text:style-name="T4">b, big, i, small, tt, abbr, acronym, cite, code, dfn, em, kbd, strong, samp, var, a, bdo, br, img, map, object, q, script, span, sub, sup, button, input, label, select, textarea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Entities</text:span></text:p>
          </draw:text-box>
        </draw:frame>
        <draw:frame presentation:style-name="pr22" draw:text-style-name="P8" draw:layer="layout" svg:width="28.602cm" svg:height="12.983cm" svg:x="1.878cm" svg:y="4.684cm" presentation:class="outline" presentation:user-transformed="true">
          <draw:text-box>
            <text:list text:style-name="L4">
              <text:list-item>
                <text:p><text:span text:style-name="T4">Some characters are reserved in HTML.</text:span></text:p>
              </text:list-item>
              <text:list-item>
                <text:p><text:span text:style-name="T4">Reserved characters in HTML must be replaced with character entities.</text:span></text:p>
              </text:list-item>
              <text:list-item>
                <text:p><text:span text:style-name="T4">If you use the less than (&lt;) or greater than (&gt;) signs in your text, the browser might mix them with tags.</text:span></text:p>
              </text:list-item>
              <text:list-item>
                <text:p><text:span text:style-name="T4">Character entities are used to display reserved characters in HTML.</text:span></text:p>
                <text:list>
                  <text:list-item>
                    <text:p><text:span text:style-name="T4">&amp;entity_name; <text:s/>or <text:s/>&amp;#entity_number;</text:span></text:p>
                  </text:list-item>
                </text:list>
              </text:list-item>
              <text:list-item>
                <text:p><text:span text:style-name="T4">To display a less than sign we must write: &amp;lt; or &amp;#60;</text:span></text:p>
              </text:list-item>
              <text:list-item>
                <text:p><text:span text:style-name="T4">Browsers will always truncate spaces in HTML pages.To add real spaces to your text, you can use the &amp;nbsp; character entity.</text:span></text:p>
              </text:list-item>
              <text:list-item>
                <text:p><text:span text:style-name="T4">Examples: &amp;copy; &amp;amp; &amp;euro; &amp;gt; &amp;lsquo; &amp;trade;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Colors</text:span></text:p>
          </draw:text-box>
        </draw:frame>
        <draw:frame presentation:style-name="pr24" draw:text-style-name="P8" draw:layer="layout" svg:width="28.602cm" svg:height="10.252cm" svg:x="1.878cm" svg:y="4.684cm" presentation:class="outline" presentation:user-transformed="true">
          <draw:text-box>
            <text:list text:style-name="L4">
              <text:list-item>
                <text:p><text:span text:style-name="T4">Colors are displayed combining RED, GREEN, and BLUE light.</text:span></text:p>
              </text:list-item>
              <text:list-item>
                <text:p><text:span text:style-name="T4">Colors are defined using a hexadecimal (hex) notation for the combination of Red, Green, and Blue color values (RGB).</text:span></text:p>
              </text:list-item>
              <text:list-item>
                <text:p><text:span text:style-name="T4">The lowest value that can be given to one of the light sources is 0 (hex 00). The highest value is 255 (hex FF).</text:span></text:p>
              </text:list-item>
              <text:list-item>
                <text:p><text:span text:style-name="T4">Hex values are written as 3 double digit numbers, starting with a # sign.</text:span></text:p>
              </text:list-item>
              <text:list-item>
                <text:p><text:span text:style-name="T4">The combination of Red, Green and Blue values from 0 to 255 gives a total of more than 16 million different colors to play with (256 x 256 x 256)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Global attributes</text:span></text:p>
          </draw:text-box>
        </draw:frame>
        <draw:frame presentation:style-name="pr26" draw:text-style-name="P8" draw:layer="layout" svg:width="28.602cm" svg:height="13.235cm" svg:x="1.878cm" svg:y="4.684cm" presentation:class="outline" presentation:user-transformed="true">
          <draw:text-box>
            <text:list text:style-name="L4">
              <text:list-item>
                <text:p>The global attributes below can be used on any HTML element.</text:p>
                <text:list>
                  <text:list-item>
                    <text:p>accesskey- Specifies a shortcut key to activate/focus an element</text:p>
                  </text:list-item>
                  <text:list-item>
                    <text:p>class - Specifies one or more classnames for an element (refers to a class in a style sheet)</text:p>
                  </text:list-item>
                  <text:list-item>
                    <text:p>id - Specifies a unique id for an element</text:p>
                  </text:list-item>
                  <text:list-item>
                    <text:p>lang - Specifies the language of the element's content</text:p>
                  </text:list-item>
                  <text:list-item>
                    <text:p>style<text:tab/>Specifies an inline CSS style for an element</text:p>
                  </text:list-item>
                  <text:list-item>
                    <text:p>tabindex- Specifies the tabbing order of an element</text:p>
                  </text:list-item>
                  <text:list-item>
                    <text:p>title- Specifies extra information about an element</text:p>
                  </text:list-item>
                  <text:list-item>
                    <text:p>dir- Specifies the text direction for the content in an element</text:p>
                  </text:list-item>
                  <text:list-item>
                    <text:p>translate - New in HTML5, specifies whether the content of an element should be translated or not</text:p>
                  </text:list-item>
                  <text:list-item>
                    <text:p>hidden- specifies that an element is not yet, or is no longer, relevant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Paragraphs</text:span></text:p>
          </draw:text-box>
        </draw:frame>
        <draw:frame presentation:style-name="pr28" draw:text-style-name="P8" draw:layer="layout" svg:width="28.602cm" svg:height="12.605cm" svg:x="1.878cm" svg:y="4.684cm" presentation:class="outline" presentation:user-transformed="true">
          <draw:text-box>
            <text:list text:style-name="L4">
              <text:list-item>
                <text:p><text:span text:style-name="T4">HTML documents are divided into paragraphs.</text:span></text:p>
              </text:list-item>
              <text:list-item>
                <text:p><text:span text:style-name="T4">Paragraphs are defined with the &lt;p&gt; tag.</text:span></text:p>
              </text:list-item>
              <text:list-item>
                <text:p><text:span text:style-name="T4">Paragraphs is block level element, so Browsers automatically add an empty line before and after a paragraph.</text:span></text:p>
              </text:list-item>
              <text:list-item>
                <text:p><text:span text:style-name="T4">Use the &lt;br&gt; tag if you want a line break (a new line) without starting a new paragraph</text:span></text:p>
                <text:list>
                  <text:list-item>
                    <text:p><text:span text:style-name="T5">The &lt;br&gt; element is an empty HTML element. It has no end tag.</text:span></text:p>
                  </text:list-item>
                </text:list>
              </text:list-item>
              <text:list-item>
                <text:p><text:span text:style-name="T7">The align attribute specifies the alignment of the text within a paragraph (left, right, center, justify).</text:span></text:p>
                <text:list>
                  <text:list-item>
                    <text:p><text:span text:style-name="T5">The align attribute of &lt;p&gt; is not supported in HTML5. Use CSS instead.</text:span></text:p>
                    <text:list>
                      <text:list-item>
                        <text:p><text:span text:style-name="T5">&lt;p style="text-align:right"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Text Formatting</text:span></text:p>
          </draw:text-box>
        </draw:frame>
        <draw:frame presentation:style-name="pr30" draw:text-style-name="P8" draw:layer="layout" svg:width="28.602cm" svg:height="13.519cm" svg:x="1.878cm" svg:y="4.684cm" presentation:class="outline" presentation:user-transformed="true">
          <draw:text-box>
            <text:list text:style-name="L4">
              <text:list-item>
                <text:p><text:span text:style-name="T7">HTML uses tags like &lt;b&gt; and &lt;i&gt; for formatting output, like bold or italic text.</text:span></text:p>
              </text:list-item>
              <text:list-item>
                <text:p><text:span text:style-name="T7">These HTML tags are called formatting tags:</text:span></text:p>
              </text:list-item>
              <text:list-item>
                <text:p><text:span text:style-name="T7">&lt;b&gt; specifies bold text.</text:span></text:p>
                <text:list>
                  <text:list-item>
                    <text:p><text:span text:style-name="T8">should be used as a LAST resort when no other tag is more appropriate.</text:span></text:p>
                  </text:list-item>
                </text:list>
              </text:list-item>
              <text:list-item>
                <text:p><text:span text:style-name="T7">&lt;em&gt; tag is a phrase tag. Indicates emphasis.</text:span></text:p>
              </text:list-item>
              <text:list-item>
                <text:p><text:span text:style-name="T7">&lt;strong&gt; tag indicates stronger emphasis.</text:span></text:p>
              </text:list-item>
              <text:list-item>
                <text:p><text:span text:style-name="T7">&lt;i&gt; content of this tag is usually displayed in italic.</text:span></text:p>
              </text:list-item>
              <text:list-item>
                <text:p><text:span text:style-name="T7">Often &lt;strong&gt; renders as &lt;b&gt;, and &lt;em&gt; renders as &lt;i&gt;.</text:span></text:p>
                <text:list>
                  <text:list-item>
                    <text:p><text:span text:style-name="T5">However, there is a difference in the meaning of these tags</text:span></text:p>
                  </text:list-item>
                  <text:list-item>
                    <text:p><text:span text:style-name="T5">&lt;b&gt; or &lt;i&gt; defines bold or italic text only.</text:span></text:p>
                  </text:list-item>
                  <text:list-item>
                    <text:p><text:span text:style-name="T5">&lt;strong&gt; or &lt;em&gt; means understands as "important"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Text Formatting (cont.)</text:span></text:p>
          </draw:text-box>
        </draw:frame>
        <draw:frame presentation:style-name="pr32" draw:text-style-name="P8" draw:layer="layout" svg:width="28.602cm" svg:height="12.899cm" svg:x="1.878cm" svg:y="4.684cm" presentation:class="outline" presentation:user-transformed="true">
          <draw:text-box>
            <text:list text:style-name="L4">
              <text:list-item>
                <text:p><text:span text:style-name="T5">&lt;small&gt; tag defines smaller text (and other side comments).</text:span></text:p>
              </text:list-item>
              <text:list-item>
                <text:p><text:span text:style-name="T7">&lt;sub&gt; tag defines subscript text. Subscript text appears half a character below the baseline.</text:span></text:p>
              </text:list-item>
              <text:list-item>
                <text:p><text:span text:style-name="T7">&lt;sup&gt; defines superscript text. Superscript text appears half a character above the baseline.</text:span></text:p>
              </text:list-item>
              <text:list-item>
                <text:p><text:span text:style-name="T7">&lt;ins&gt; tag defines a text that has been inserted into a document</text:span></text:p>
                <text:list>
                  <text:list-item>
                    <text:p><text:span text:style-name="T7">It's usefull when authors need to show which piece of content has been added during an update of the document.</text:span></text:p>
                  </text:list-item>
                </text:list>
              </text:list-item>
              <text:list-item>
                <text:p><text:span text:style-name="T7">&lt;del&gt; tag defines text that has been deleted from a document.</text:span></text:p>
              </text:list-item>
              <text:list-item>
                <text:p><text:span text:style-name="T7">Both of &lt;ins&gt; and &lt;del&gt; have 2 attribute cite and datetime which specifies modification information.</text:span></text:p>
              </text:list-item>
              <text:list-item>
                <text:p><text:span text:style-name="T7">&lt;mark&gt; tag defines marked text (new in HTML5)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HTML "Computer Output" Tags</text:span></text:p>
          </draw:text-box>
        </draw:frame>
        <draw:frame presentation:style-name="pr34" draw:text-style-name="P8" draw:layer="layout" svg:width="28.602cm" svg:height="9.617cm" svg:x="1.878cm" svg:y="4.684cm" presentation:class="outline" presentation:user-transformed="true">
          <draw:text-box>
            <text:list text:style-name="L4">
              <text:list-item>
                <text:p><text:span text:style-name="T5">&lt;code&gt; tag is a phrase tag. It defines a piece of computer code.</text:span></text:p>
              </text:list-item>
              <text:list-item>
                <text:p><text:span text:style-name="T7">&lt;kbd&gt; tag is a phrase tag. It defines keyboard input.</text:span></text:p>
              </text:list-item>
              <text:list-item>
                <text:p><text:span text:style-name="T7">&lt;samp&gt; tag is a phrase tag. It defines sample output from a computer program.</text:span></text:p>
              </text:list-item>
              <text:list-item>
                <text:p><text:span text:style-name="T7">&lt;var&gt; tag is a phrase tag. It defines a variable.</text:span></text:p>
              </text:list-item>
              <text:list-item>
                <text:p><text:span text:style-name="T7">&lt;pre&gt; tag defines preformatted text</text:span></text:p>
                <text:list>
                  <text:list-item>
                    <text:p><text:span text:style-name="T7">Text in a &lt;pre&gt; element is displayed in a fixed-width font (usually Courier), and it preserves both spaces and line break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3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10" draw:layer="layout" svg:width="28.14cm" svg:height="1.423cm" svg:x="2.34cm" svg:y="1.399cm">
          <draw:text-box>
            <text:p text:style-name="P6"><text:span text:style-name="T9">Citations, Quotations, and Definition Tags</text:span></text:p>
          </draw:text-box>
        </draw:frame>
        <draw:frame presentation:style-name="pr36" draw:text-style-name="P8" draw:layer="layout" svg:width="28.602cm" svg:height="13.001cm" svg:x="1.878cm" svg:y="4.684cm" presentation:class="outline" presentation:user-transformed="true">
          <draw:text-box>
            <text:list text:style-name="L4">
              <text:list-item>
                <text:p><text:span text:style-name="T5">&lt;abbr&gt; tag indicates an abbreviation or an acronym</text:span></text:p>
                <text:list>
                  <text:list-item>
                    <text:p><text:span text:style-name="T8">By marking up abbreviations you can give useful information to browsers, spell checkers, translation systems and search-engine indexers.</text:span></text:p>
                  </text:list-item>
                  <text:list-item>
                    <text:p><text:span text:style-name="T5">&lt;abbr title="Instigate training center"&gt;ITC&lt;/abbr&gt;</text:span></text:p>
                  </text:list-item>
                </text:list>
              </text:list-item>
              <text:list-item>
                <text:p><text:span text:style-name="T5">&lt;address&gt; tag defines the contact information for the author/owner of a document or an article.</text:span></text:p>
                <text:list>
                  <text:list-item>
                    <text:p><text:span text:style-name="T8">&lt;address&gt; element is inside the &lt;body&gt; element represents contact information for the document.</text:span></text:p>
                  </text:list-item>
                  <text:list-item>
                    <text:p><text:span text:style-name="T8">HTML 4.01 does not support the &lt;article&gt; tag, so in HTML 4.01 the &lt;address&gt; tag always defines the contact information of the document's author/owner.</text:span></text:p>
                  </text:list-item>
                </text:list>
              </text:list-item>
              <text:list-item>
                <text:p><text:span text:style-name="T5">&lt;bdo&gt; tag (Bi-Directional Override) is used to override the current text direction.</text:span></text:p>
                <text:list>
                  <text:list-item>
                    <text:p><text:span text:style-name="T5">Attributes – dir, values ltr or rtl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3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299cm">
          <draw:text-box>
            <text:p text:style-name="P6"><text:span text:style-name="T9">Citations, Quotations, and Definition Tags (cont.</text:span><text:span text:style-name="T3">)</text:span></text:p>
          </draw:text-box>
        </draw:frame>
        <draw:frame presentation:style-name="pr38" draw:text-style-name="P8" draw:layer="layout" svg:width="28.602cm" svg:height="8.893cm" svg:x="1.878cm" svg:y="4.684cm" presentation:class="outline" presentation:user-transformed="true">
          <draw:text-box>
            <text:list text:style-name="L4">
              <text:list-item>
                <text:p><text:span text:style-name="T5">&lt;blockquote&gt; tag specifies a section that is quoted from another source.</text:span></text:p>
                <text:list>
                  <text:list-item>
                    <text:p><text:span text:style-name="T8">Attributes – cite – URL - Specifies the source of the quotation</text:span></text:p>
                  </text:list-item>
                </text:list>
              </text:list-item>
              <text:list-item>
                <text:p><text:span text:style-name="T5">&lt;q&gt; tag defines a short quotation.</text:span></text:p>
              </text:list-item>
              <text:list-item>
                <text:p><text:span text:style-name="T5">&lt;cite&gt; tag (citation) defines the title of a work (e.g. a book, a song, a movie, a TV show, a painting, a sculpture, etc.)</text:span></text:p>
              </text:list-item>
              <text:list-item>
                <text:p><text:span text:style-name="T5">&lt;dfn&gt; tag is a phrase tag. It defines a definition term.</text:span></text:p>
                <text:list>
                  <text:list-item>
                    <text:p><text:span text:style-name="T5">&lt;p&gt;&lt;dfn title="Google chrome browser"&gt;Chrome&lt;/dfn&gt; is the most popular browser used underwater.&lt;/p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3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yperlinks (Links)</text:span></text:p>
          </draw:text-box>
        </draw:frame>
        <draw:frame presentation:style-name="pr40" draw:text-style-name="P8" draw:layer="layout" svg:width="28.602cm" svg:height="12.464cm" svg:x="1.878cm" svg:y="4.684cm" presentation:class="outline" presentation:user-transformed="true">
          <draw:text-box>
            <text:list text:style-name="L4">
              <text:list-item>
                <text:p><text:span text:style-name="T5">HTML &lt;a&gt; (Anchor)tag defines a hyperlink.</text:span></text:p>
              </text:list-item>
              <text:list-item>
                <text:p><text:span text:style-name="T5">A hyperlink (or link) is a word, group of words, or image that you can click on to jump to another document.</text:span></text:p>
              </text:list-item>
              <text:list-item>
                <text:p><text:span text:style-name="T5">Most important attribute of the &lt;a&gt; element is the href attribute, which indicates the link's destination.</text:span></text:p>
              </text:list-item>
              <text:list-item>
                <text:p><text:span text:style-name="T5">When href attribute specified then the following attribute can be persist: download, hreflang, media, rel, target</text:span></text:p>
                <text:list>
                  <text:list-item>
                    <text:p><text:span text:style-name="T5">download attribute specifies that the target will be downloaded when a user clicks on the hyperlink.</text:span></text:p>
                  </text:list-item>
                  <text:list-item>
                    <text:p><text:span text:style-name="T5">hreflang – </text:span><text:span text:style-name="T10">language_code</text:span><text:span text:style-name="T5">- Specifies the language of the linked document. Example: “en”, “hy”, ”ru”</text:span></text:p>
                  </text:list-item>
                  <text:list-item>
                    <text:p><text:span text:style-name="T5">media attribute specifies what media/device the linked document is optimized for. media attribute is new in HTML5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0" presentation:class="page"/>
          <draw:frame presentation:style-name="pr4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yperlinks (cont.)</text:span></text:p>
          </draw:text-box>
        </draw:frame>
        <draw:frame presentation:style-name="pr42" draw:text-style-name="P8" draw:layer="layout" svg:width="28.602cm" svg:height="13.285cm" svg:x="1.878cm" svg:y="4.684cm" presentation:class="outline" presentation:user-transformed="true">
          <draw:text-box>
            <text:list text:style-name="L4">
              <text:list-item>
                <text:p><text:span text:style-name="T5">rel attribute specifies the relationship between the current document and the linked document.</text:span></text:p>
              </text:list-item>
              <text:list-item>
                <text:p><text:span text:style-name="T5">Browsers do not use this attribute in any way. However, search engines can use this attribute to get more information about a link.</text:span></text:p>
              </text:list-item>
              <text:list-item>
                <text:p><text:span text:style-name="T5">Rel attribute values</text:span></text:p>
                <text:list>
                  <text:list-item>
                    <text:p><text:span text:style-name="T5">nofollow - links to an unendorsed document, like a paid link.</text:span></text:p>
                    <text:p><text:span text:style-name="T5">("nofollow" is used by Google, to specify that the Google search spider should not follow that link)</text:span></text:p>
                  </text:list-item>
                  <text:list-item>
                    <text:p><text:span text:style-name="T5">author - Links to the author of the document</text:span></text:p>
                  </text:list-item>
                  <text:list-item>
                    <text:p><text:span text:style-name="T5">help - Links to a help document</text:span></text:p>
                  </text:list-item>
                  <text:list-item>
                    <text:p><text:span text:style-name="T5">alternate - Links to an alternate version of the document</text:span></text:p>
                  </text:list-item>
                  <text:list-item>
                    <text:p><text:span text:style-name="T5">stylesheet - URL to a style sheet to import</text:span></text:p>
                  </text:list-item>
                  <text:list-item>
                    <text:p><text:span text:style-name="T5">next, prev - Indicates that the document is a part of a serie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1" presentation:class="page"/>
          <draw:frame presentation:style-name="pr4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yperlinks (cont.)</text:span></text:p>
          </draw:text-box>
        </draw:frame>
        <draw:frame presentation:style-name="pr44" draw:text-style-name="P8" draw:layer="layout" svg:width="28.602cm" svg:height="10.262cm" svg:x="1.878cm" svg:y="4.684cm" presentation:class="outline" presentation:user-transformed="true">
          <draw:text-box>
            <text:list text:style-name="L4">
              <text:list-item>
                <text:p><text:span text:style-name="T5">target attribute specifies a window or a frame where the linked document is loaded.</text:span></text:p>
              </text:list-item>
              <text:list-item>
                <text:p><text:span text:style-name="T5">Target attribute values</text:span></text:p>
                <text:list>
                  <text:list-item>
                    <text:p><text:span text:style-name="T5">_blank</text:span><text:span text:style-name="T5"><text:tab/></text:span><text:span text:style-name="T5"><text:tab/></text:span><text:span text:style-name="T5">Load in a new window</text:span></text:p>
                  </text:list-item>
                  <text:list-item>
                    <text:p><text:span text:style-name="T5">_self</text:span><text:span text:style-name="T5"><text:tab/></text:span><text:span text:style-name="T5"><text:tab/></text:span><text:span text:style-name="T5"><text:tab/></text:span><text:span text:style-name="T5">Load in the same frame as it was clicked</text:span></text:p>
                  </text:list-item>
                  <text:list-item>
                    <text:p><text:span text:style-name="T5">_parent</text:span><text:span text:style-name="T5"><text:tab/></text:span><text:span text:style-name="T5"><text:tab/></text:span><text:span text:style-name="T5">Load in the parent frameset</text:span></text:p>
                  </text:list-item>
                  <text:list-item>
                    <text:p><text:span text:style-name="T5">_top</text:span><text:span text:style-name="T5"><text:tab/></text:span><text:span text:style-name="T5"><text:tab/></text:span><text:span text:style-name="T5"><text:tab/></text:span><text:span text:style-name="T5">Load in the full body of the window</text:span></text:p>
                  </text:list-item>
                  <text:list-item>
                    <text:p><text:span text:style-name="T5">framename</text:span><text:span text:style-name="T5"><text:tab/></text:span><text:span text:style-name="T5">Load in a named frame</text:span></text:p>
                  </text:list-item>
                </text:list>
              </text:list-item>
              <text:list-item>
                <text:p><text:span text:style-name="T5">The target attribute is deprecated and its use as a layout mechanism, like that of the frameset, is no longer common. 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2" presentation:class="page"/>
          <draw:frame presentation:style-name="pr4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Headings</text:span></text:p>
          </draw:text-box>
        </draw:frame>
        <draw:frame presentation:style-name="pr46" draw:text-style-name="P8" draw:layer="layout" svg:width="28.602cm" svg:height="11.44cm" svg:x="1.878cm" svg:y="4.684cm" presentation:class="outline" presentation:user-transformed="true">
          <draw:text-box>
            <text:list text:style-name="L4">
              <text:list-item>
                <text:p><text:span text:style-name="T5">Headings are defined with the &lt;h1&gt; to &lt;h6&gt; tags.</text:span></text:p>
              </text:list-item>
              <text:list-item>
                <text:p><text:span text:style-name="T5">&lt;h1&gt; defines the most important heading. &lt;h6&gt; defines the least important heading.</text:span></text:p>
              </text:list-item>
              <text:list-item>
                <text:p><text:span text:style-name="T5">Search engines use your headings to index the structure and content of your web pages.</text:span></text:p>
              </text:list-item>
              <text:list-item>
                <text:p><text:span text:style-name="T5">H1 headings should be used as main headings, followed by H2 headings, then the less important H3 headings, and so on.</text:span></text:p>
              </text:list-item>
              <text:list-item>
                <text:p><text:span text:style-name="T5">Only one H1 tag allowed in the document, more that one will be considered as abuse.</text:span></text:p>
              </text:list-item>
              <text:list-item>
                <text:p><text:span text:style-name="T5">Do not use the FONT tags to adjust formatting of heading tags. Experts recommend using cascading style sheets for specifying font color, font-size, font-face and background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3" presentation:class="page"/>
          <draw:frame presentation:style-name="pr4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Images</text:span></text:p>
          </draw:text-box>
        </draw:frame>
        <draw:frame presentation:style-name="pr48" draw:text-style-name="P8" draw:layer="layout" svg:width="28.602cm" svg:height="12.516cm" svg:x="1.878cm" svg:y="4.684cm" presentation:class="outline" presentation:user-transformed="true">
          <draw:text-box>
            <text:list text:style-name="L4">
              <text:list-item>
                <text:p><text:span text:style-name="T5">In HTML, images are defined with the &lt;img&gt; tag.</text:span></text:p>
              </text:list-item>
              <text:list-item>
                <text:p><text:span text:style-name="T5">The &lt;img&gt; tag is empty, which means that it contains attributes only, and has no closing tag.</text:span></text:p>
              </text:list-item>
              <text:list-item>
                <text:p><text:span text:style-name="T5">To display an image on a page, you need to use the src attribute. Src stands for "source". The value of the src attribute is the URL of the image you want to display.</text:span></text:p>
                <text:list>
                  <text:list-item>
                    <text:p><text:span text:style-name="T5">&lt;img src="url" alt="some_text"&gt;</text:span></text:p>
                  </text:list-item>
                </text:list>
              </text:list-item>
              <text:list-item>
                <text:p><text:span text:style-name="T5">The required alt attribute specifies an alternate text for an image, if the image cannot be displayed.</text:span></text:p>
              </text:list-item>
              <text:list-item>
                <text:p><text:span text:style-name="T5">The height and width attributes are used to specify the height and width of an image.</text:span></text:p>
                <text:list>
                  <text:list-item>
                    <text:p><text:span text:style-name="T5">If height and width is not set, browser dose not know the size of the image and page layout will change during loading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4" presentation:class="page"/>
          <draw:frame presentation:style-name="pr4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Images - map</text:span></text:p>
          </draw:text-box>
        </draw:frame>
        <draw:frame presentation:style-name="pr50" draw:text-style-name="P8" draw:layer="layout" svg:width="28.602cm" svg:height="13.73cm" svg:x="1.878cm" svg:y="4.684cm" presentation:class="outline" presentation:user-transformed="true">
          <draw:text-box>
            <text:list text:style-name="L4">
              <text:list-item>
                <text:p><text:span text:style-name="T5">&lt;map&gt; tag is used to define a client-side image-map. An image-map is an image with clickable areas.</text:span></text:p>
              </text:list-item>
              <text:list-item>
                <text:p><text:span text:style-name="T5">required name attribute of the &lt;map&gt; element is associated with the &lt;img&gt;'s </text:span><text:span text:style-name="T11">usemap</text:span><text:span text:style-name="T5"> attribute and creates a relationship between the image and the map.</text:span></text:p>
              </text:list-item>
              <text:list-item>
                <text:p><text:span text:style-name="T5">&lt;map&gt; element contains a number of &lt;area&gt; elements, that defines the clickable areas in the image map.</text:span></text:p>
              </text:list-item>
              <text:list-item>
                <text:p><text:span text:style-name="T5">&lt;map&gt; </text:span><text:span text:style-name="T11">name</text:span><text:span text:style-name="T5"> attribute is associated with the &lt;img&gt;'s usemap attribute and creates a relationship between the image and the map.</text:span></text:p>
              </text:list-item>
              <text:list-item>
                <text:p><text:span text:style-name="T5">&lt;area&gt; tag defines an area inside an image-map (an image-map is an image with clickable areas).</text:span></text:p>
              </text:list-item>
              <text:list-item>
                <text:p><text:span text:style-name="T5">&lt;area&gt; element is always nested inside a &lt;map&gt; tag.</text:span></text:p>
              </text:list-item>
              <text:list-item>
                <text:p><text:span text:style-name="T5">Attributes of &lt;area&gt; tag: alt, coords, href, shape(rect,circle,poly)</text:span></text:p>
              </text:list-item>
              <text:list-item>
                <text:p><text:span text:style-name="T5">Coords - specifies coordinates of shape - coords="0,0,82,126"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5" presentation:class="page"/>
          <draw:frame presentation:style-name="pr5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Lists</text:span></text:p>
          </draw:text-box>
        </draw:frame>
        <draw:frame presentation:style-name="pr52" draw:text-style-name="P8" draw:layer="layout" svg:width="28.602cm" svg:height="12.994cm" svg:x="1.878cm" svg:y="4.684cm" presentation:class="outline" presentation:user-transformed="true">
          <draw:text-box>
            <text:list text:style-name="L4">
              <text:list-item>
                <text:p><text:span text:style-name="T5">HTML Unordered Lists</text:span></text:p>
                <text:list>
                  <text:list-item>
                    <text:p><text:span text:style-name="T5">An unordered list starts with the &lt;ul&gt; tag. Each list item starts with the &lt;li&gt; tag. The list items are marked with bullets</text:span></text:p>
                  </text:list-item>
                </text:list>
              </text:list-item>
              <text:list-item>
                <text:p><text:span text:style-name="T5">HTML Ordered Lists</text:span></text:p>
                <text:list>
                  <text:list-item>
                    <text:p><text:span text:style-name="T5">An ordered list starts with the &lt;ol&gt; tag. Each list item starts with the &lt;li&gt; tag.</text:span></text:p>
                  </text:list-item>
                  <text:list-item>
                    <text:p><text:span text:style-name="T5">The list items are marked with numbers.</text:span></text:p>
                  </text:list-item>
                </text:list>
              </text:list-item>
              <text:list-item>
                <text:p><text:span text:style-name="T5">HTML Description Lists</text:span></text:p>
                <text:list>
                  <text:list-item>
                    <text:p><text:span text:style-name="T5">A description list is a list of terms/names, with a description of each term/name.</text:span></text:p>
                  </text:list-item>
                  <text:list-item>
                    <text:p><text:span text:style-name="T5">The &lt;dl&gt; tag defines a description list.</text:span></text:p>
                  </text:list-item>
                  <text:list-item>
                    <text:p><text:span text:style-name="T5">The &lt;dl&gt; tag is used in conjunction with &lt;dt&gt; (defines terms/names) and &lt;dd&gt; (describes each term/name):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6" presentation:class="page"/>
          <draw:frame presentation:style-name="pr5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Tables</text:span></text:p>
          </draw:text-box>
        </draw:frame>
        <draw:frame presentation:style-name="pr54" draw:text-style-name="P8" draw:layer="layout" svg:width="28.602cm" svg:height="12.876cm" svg:x="1.878cm" svg:y="4.684cm" presentation:class="outline" presentation:user-transformed="true">
          <draw:text-box>
            <text:list text:style-name="L4">
              <text:list-item>
                <text:p><text:span text:style-name="T5">Tables are defined with the &lt;table&gt; tag.</text:span></text:p>
              </text:list-item>
              <text:list-item>
                <text:p><text:span text:style-name="T5">A table is divided into rows with the &lt;tr&gt; tag. (tr stands for table row)</text:span></text:p>
              </text:list-item>
              <text:list-item>
                <text:p><text:span text:style-name="T5">A row is divided into data cells with the &lt;td&gt; tag. (td stands for table data)</text:span></text:p>
              </text:list-item>
              <text:list-item>
                <text:p><text:span text:style-name="T5">A row can also be divided into headings with the &lt;th&gt; tag. (th stands for table heading)</text:span></text:p>
              </text:list-item>
              <text:list-item>
                <text:p><text:span text:style-name="T5">&lt;td&gt; elements are the data containers in the table.</text:span></text:p>
              </text:list-item>
              <text:list-item>
                <text:p><text:span text:style-name="T5">To add borders with CSS, use the border property:</text:span></text:p>
                <text:list>
                  <text:list-item>
                    <text:p><text:span text:style-name="T5">style=”border:1px solid black;”</text:span></text:p>
                  </text:list-item>
                </text:list>
              </text:list-item>
              <text:list-item>
                <text:p><text:span text:style-name="T5">Prior to the creation of CSS, HTML &lt;table&gt; elements were often used as a method for page layout. This usage has been discouraged since HTML 4, and the &lt;table&gt; element should not be used for layout purposes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7" presentation:class="page"/>
          <draw:frame presentation:style-name="pr5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&lt;div&gt; and &lt;span&gt; Tag</text:span></text:p>
          </draw:text-box>
        </draw:frame>
        <draw:frame presentation:style-name="pr56" draw:text-style-name="P11" draw:layer="layout" svg:width="28.602cm" svg:height="13.018cm" svg:x="1.878cm" svg:y="4.684cm" presentation:class="outline" presentation:user-transformed="true">
          <draw:text-box>
            <text:list text:style-name="L4">
              <text:list-item>
                <text:p><text:span text:style-name="T7">The &lt;div&gt; tag defines a division or a section in an HTML document.</text:span></text:p>
              </text:list-item>
              <text:list-item>
                <text:p><text:span text:style-name="T7">&lt;div&gt; tag is used to group block-elements to format them with CSS.</text:span></text:p>
              </text:list-item>
              <text:list-item>
                <text:p><text:span text:style-name="T7">&lt;div&gt; defines a section in a document (block-level)</text:span></text:p>
              </text:list-item>
              <text:list-item>
                <text:p><text:span text:style-name="T7">By default, browsers always place a line break before and after the &lt;div&gt; element. However, this can be changed with CSS.</text:span></text:p>
              </text:list-item>
              <text:list-item>
                <text:p><text:span text:style-name="T7">The align attribute not supported in HTML5.</text:span></text:p>
              </text:list-item>
              <text:list-item>
                <text:p><text:span text:style-name="T7">&lt;span&gt; tag is used to group inline-elements in a document.</text:span></text:p>
              </text:list-item>
              <text:list-item>
                <text:p><text:span text:style-name="T7">When a text is hooked in a &lt;span&gt; element, you can style it with CSS, or manipulate it with JavaScript.</text:span></text:p>
                <text:list>
                  <text:list-item>
                    <text:p><text:span text:style-name="T7">&lt;p&gt;This is &lt;span class="paper"&gt;Span&lt;/span&gt;&lt;/p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8" presentation:class="page"/>
          <draw:frame presentation:style-name="pr5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Forms</text:span></text:p>
          </draw:text-box>
        </draw:frame>
        <draw:frame presentation:style-name="pr58" draw:text-style-name="P11" draw:layer="layout" svg:width="28.602cm" svg:height="11.663cm" svg:x="1.878cm" svg:y="4.684cm" presentation:class="outline" presentation:user-transformed="true">
          <draw:text-box>
            <text:list text:style-name="L4">
              <text:list-item>
                <text:p>HTML forms are used to pass data to a server.</text:p>
              </text:list-item>
              <text:list-item>
                <text:p>An HTML form can contain input elements like text fields, checkboxes, radio-buttons, submit buttons and more. A form can also contain: input, button, option, select, textarea, fieldset, legend, and label elements.</text:p>
              </text:list-item>
              <text:list-item>
                <text:p>The &lt;form&gt; tag is used to create an HTML form:</text:p>
              </text:list-item>
              <text:list-item>
                <text:p>The action attribute specifies where to send the form-data when a form is submitted. Possible values: URL</text:p>
                <text:list>
                  <text:list-item>
                    <text:p>&lt;form action="demo_form.asp" method="get"&gt;</text:p>
                  </text:list-item>
                  <text:list-item>
                    <text:p><text:s text:c="2"/>&lt;input type="submit" value="Submit"&gt;</text:p>
                  </text:list-item>
                  <text:list-item>
                    <text:p>&lt;/form&gt;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9" presentation:class="page"/>
          <draw:frame presentation:style-name="pr5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&lt;input&gt; Tag</text:span></text:p>
          </draw:text-box>
        </draw:frame>
        <draw:frame presentation:style-name="pr60" draw:text-style-name="P11" draw:layer="layout" svg:width="28.602cm" svg:height="11.611cm" svg:x="1.878cm" svg:y="4.684cm" presentation:class="outline" presentation:user-transformed="true">
          <draw:text-box>
            <text:list text:style-name="L4">
              <text:list-item>
                <text:p><text:span text:style-name="T12">The &lt;input&gt; tag specifies an input field where the user can enter data.</text:span></text:p>
              </text:list-item>
              <text:list-item>
                <text:p><text:span text:style-name="T12">An input field can vary in many ways, depending on the type attribute.</text:span></text:p>
              </text:list-item>
              <text:list-item>
                <text:p><text:span text:style-name="T12">Input types can be: button, checkbox, file, hidden, image, password, radio, submit, text</text:span></text:p>
              </text:list-item>
              <text:list-item>
                <text:p><text:span text:style-name="T12">HTML5 has the following new input types: color, date, datetime, datetime-local, month, week, time, email, number, range, search, tel, and url.</text:span></text:p>
              </text:list-item>
              <text:list-item>
                <text:p><text:span text:style-name="T12">&lt;input&gt; tag attributes can be allowed depended from input type, this is all available attributes list:</text:span></text:p>
                <text:list>
                  <text:list-item>
                    <text:p><text:span text:style-name="T13">accept, alt, autocomplete, autofocus, checked, disabled, formaction, formenctype, formmethod, formnovalidate, formtarget, height, list, max, maxlenght, min, multiple, name, readonly, required, size, src, type, value, widh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0" presentation:class="page"/>
          <draw:frame presentation:style-name="pr6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&lt;textarea&gt; Tag</text:span></text:p>
          </draw:text-box>
        </draw:frame>
        <draw:frame presentation:style-name="pr62" draw:text-style-name="P11" draw:layer="layout" svg:width="28.602cm" svg:height="12.732cm" svg:x="1.878cm" svg:y="4.684cm" presentation:class="outline" presentation:user-transformed="true">
          <draw:text-box>
            <text:list text:style-name="L4">
              <text:list-item>
                <text:p><text:span text:style-name="T13">The &lt;textarea&gt; tag defines a multi-line text input control.</text:span></text:p>
              </text:list-item>
              <text:list-item>
                <text:p><text:span text:style-name="T12">A text area can hold an unlimited number of characters, and the text renders in a fixed-width font.</text:span></text:p>
              </text:list-item>
              <text:list-item>
                <text:p><text:span text:style-name="T12">The size of a text area can be specified by the cols and rows attributes, or even better; through CSS' height and width properties.</text:span></text:p>
              </text:list-item>
              <text:list-item>
                <text:p><text:span text:style-name="T12">&lt;textarea&gt; tag atributes: cols, disabled, name, readonly, rows</text:span></text:p>
              </text:list-item>
              <text:list-item>
                <text:p><text:span text:style-name="T12">HTML5 has added several new attributes: autofocus, form, maxlength, placeholder, required, wrap</text:span></text:p>
              </text:list-item>
              <text:list-item>
                <text:p><text:span text:style-name="T12">Examples:</text:span></text:p>
                <text:list>
                  <text:list-item>
                    <text:p><text:span text:style-name="T12">&lt;textarea rows="4" cols="50" wrap="hard" autofocus &gt;</text:span></text:p>
                  </text:list-item>
                  <text:list-item>
                    <text:p><text:span text:style-name="T12">&lt;textarea name="comment" wrap="soft" maxlength="50" required&gt;</text:span></text:p>
                  </text:list-item>
                  <text:list-item>
                    <text:p><text:span text:style-name="T12">&lt;textarea placeholder="Input your Name" 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1" presentation:class="page"/>
          <draw:frame presentation:style-name="pr6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&lt;button&gt; Tag</text:span></text:p>
          </draw:text-box>
        </draw:frame>
        <draw:frame presentation:style-name="pr64" draw:text-style-name="P11" draw:layer="layout" svg:width="28.602cm" svg:height="11.566cm" svg:x="1.878cm" svg:y="4.684cm" presentation:class="outline" presentation:user-transformed="true">
          <draw:text-box>
            <text:list text:style-name="L4">
              <text:list-item>
                <text:p><text:span text:style-name="T13">The &lt;button&gt; tag defines a clickable button.</text:span></text:p>
              </text:list-item>
              <text:list-item>
                <text:p><text:span text:style-name="T12">Inside a &lt;button&gt; element you can put content, like text or images</text:span></text:p>
              </text:list-item>
              <text:list-item>
                <text:p><text:span text:style-name="T12">Always specify the type attribute for a &lt;button&gt; element. Different browsers use different default types for the &lt;button&gt; element.</text:span></text:p>
                <text:list>
                  <text:list-item>
                    <text:p><text:span text:style-name="T12">&lt;button type="button"&gt;Click Here!&lt;/button&gt;</text:span></text:p>
                  </text:list-item>
                </text:list>
              </text:list-item>
              <text:list-item>
                <text:p><text:span text:style-name="T12">&lt;button&gt; tag attributes: autofocus, disabaled, form, formaction, formenctype, formmethod, formnovalidate, formtarget, name, type, value</text:span></text:p>
              </text:list-item>
              <text:list-item>
                <text:p><text:span text:style-name="T12">The type attribute specifies the type of button. </text:span></text:p>
                <text:list>
                  <text:list-item>
                    <text:p><text:span text:style-name="T12">&lt;button type="button|submit|reset"&gt;</text:span></text:p>
                  </text:list-item>
                </text:list>
              </text:list-item>
              <text:list-item>
                <text:p><text:span text:style-name="T12">In a form, the button and its value is only submitted if the button itself was used to submit the form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2" presentation:class="page"/>
          <draw:frame presentation:style-name="pr6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&lt;select&gt; Tag</text:span></text:p>
          </draw:text-box>
        </draw:frame>
        <draw:frame presentation:style-name="pr66" draw:text-style-name="P11" draw:layer="layout" svg:width="28.602cm" svg:height="13.667cm" svg:x="1.878cm" svg:y="4.684cm" presentation:class="outline" presentation:user-transformed="true">
          <draw:text-box>
            <text:list text:style-name="L4">
              <text:list-item>
                <text:p><text:span text:style-name="T12">The &lt;select&gt; element is used to create a drop-down list.</text:span></text:p>
              </text:list-item>
              <text:list-item>
                <text:p><text:span text:style-name="T12">The &lt;option&gt; tags inside the &lt;select&gt; element define the available options in the list.</text:span></text:p>
              </text:list-item>
              <text:list-item>
                <text:p><text:span text:style-name="T12">The &lt;option&gt; tag can be used without any attributes(disabled, selected, label, value), but you usually need the value attribute, which indicates what is sent to the server.</text:span></text:p>
              </text:list-item>
              <text:list-item>
                <text:p><text:span text:style-name="T12">The &lt;optgroup&gt; is used to group related options in a drop-down list.</text:span></text:p>
              </text:list-item>
              <text:list-item>
                <text:p><text:span text:style-name="T12">Attribute size – Defines the number of visible options in a drop-down list</text:span></text:p>
              </text:list-item>
              <text:list-item>
                <text:p><text:span text:style-name="T12">&lt;Select&gt; Example</text:span></text:p>
                <text:list>
                  <text:list-item>
                    <text:p><text:span text:style-name="T13">&lt;select size=”2” name=”Yes/no” autofocus multiple&gt;</text:span></text:p>
                  </text:list-item>
                  <text:list-item>
                    <text:p><text:span text:style-name="T13"><text:s text:c="2"/></text:span><text:span text:style-name="T13">&lt;option value="yes"&gt;Yes&lt;/option&gt;</text:span></text:p>
                  </text:list-item>
                  <text:list-item>
                    <text:p><text:span text:style-name="T13"><text:s text:c="2"/></text:span><text:span text:style-name="T13">&lt;option value="no"&gt;No&lt;/option&gt;</text:span></text:p>
                  </text:list-item>
                  <text:list-item>
                    <text:p><text:span text:style-name="T13">&lt;/select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3" presentation:class="page"/>
          <draw:frame presentation:style-name="pr6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Forms (cont)</text:span></text:p>
          </draw:text-box>
        </draw:frame>
        <draw:frame presentation:style-name="pr68" draw:text-style-name="P11" draw:layer="layout" svg:width="28.602cm" svg:height="11.258cm" svg:x="1.878cm" svg:y="4.684cm" presentation:class="outline" presentation:user-transformed="true">
          <draw:text-box>
            <text:list text:style-name="L4">
              <text:list-item>
                <text:p><text:span text:style-name="T13">The &lt;fieldset&gt; tag is used to group related elements in a form.</text:span></text:p>
              </text:list-item>
              <text:list-item>
                <text:p><text:span text:style-name="T12">The &lt;fieldset&gt; tag draws a box around the related elements.</text:span></text:p>
              </text:list-item>
              <text:list-item>
                <text:p><text:span text:style-name="T12">The &lt;label&gt; tag defines a label for an &lt;input&gt; element.</text:span></text:p>
              </text:list-item>
              <text:list-item>
                <text:p><text:span text:style-name="T12">The &lt;label&gt; element does not render as anything special for the user. However, it provides a usability improvement for mouse users, because if the user clicks on the text within the &lt;label&gt; element, it toggles the control.</text:span></text:p>
              </text:list-item>
              <text:list-item>
                <text:p><text:span text:style-name="T12">The for attribute of the &lt;label&gt; tag should be equal to the id attribute of the related element to bind them together.</text:span></text:p>
                <text:list>
                  <text:list-item>
                    <text:p><text:span text:style-name="T12">&lt;label for="male"&gt;Male&lt;/label&gt;</text:span></text:p>
                  </text:list-item>
                  <text:list-item>
                    <text:p><text:span text:style-name="T12">&lt;input type="radio" name="sex" id="male" value="male"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4" presentation:class="page"/>
          <draw:frame presentation:style-name="pr6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HTML Iframes</text:span></text:p>
          </draw:text-box>
        </draw:frame>
        <draw:frame presentation:style-name="pr70" draw:text-style-name="P11" draw:layer="layout" svg:width="28.602cm" svg:height="13.352cm" svg:x="1.878cm" svg:y="4.684cm" presentation:class="outline" presentation:user-transformed="true">
          <draw:text-box>
            <text:list text:style-name="L4">
              <text:list-item>
                <text:p><text:span text:style-name="T12">An iframe is used to display a web page within a web page.</text:span></text:p>
              </text:list-item>
              <text:list-item>
                <text:p><text:span text:style-name="T12">Syntax for adding an iframe: &lt;iframe src="URL"&gt;&lt;/iframe&gt;</text:span></text:p>
              </text:list-item>
              <text:list-item>
                <text:p><text:span text:style-name="T12">The height and width attributes are used to specify the height and width of the iframe.</text:span></text:p>
              </text:list-item>
              <text:list-item>
                <text:p><text:span text:style-name="T12">An iframe can be used as the target frame for a link.</text:span></text:p>
                <text:list>
                  <text:list-item>
                    <text:p><text:span text:style-name="T14">&lt;iframe src="iframe.html" name="iframe_a"&gt;&lt;/iframe&gt;</text:span></text:p>
                    <text:p><text:span text:style-name="T14">&lt;a href="http://www.google.com" target="iframe_a"&gt;Google&lt;/a&gt;</text:span></text:p>
                  </text:list-item>
                </text:list>
              </text:list-item>
              <text:list-item>
                <text:p><text:span text:style-name="T12">The sandbox attribute enables a set of restrictions for the content in the inline frame.</text:span></text:p>
                <text:list>
                  <text:list-item>
                    <text:p><text:span text:style-name="T13">Values: allow-same-origin, allow-top-navigation, allow-forms, allow-scripts</text:span></text:p>
                  </text:list-item>
                  <text:list-item>
                    <text:p><text:span text:style-name="T13">Values "" will applies all restrictions</text:span></text:p>
                  </text:list-item>
                </text:list>
              </text:list-item>
              <text:list-item>
                <text:p><text:span text:style-name="T13">For web site security iFrames must be restricted from Header, this section will be described in Web site security lesson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5" presentation:class="page"/>
          <draw:frame presentation:style-name="pr7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423cm" svg:x="2.34cm" svg:y="1.299cm">
          <draw:text-box>
            <text:p text:style-name="P6"><text:span text:style-name="T9">URL Encoding</text:span></text:p>
          </draw:text-box>
        </draw:frame>
        <draw:frame presentation:style-name="pr72" draw:text-style-name="P11" draw:layer="layout" svg:width="28.602cm" svg:height="12.243cm" svg:x="1.878cm" svg:y="4.684cm" presentation:class="outline" presentation:user-transformed="true">
          <draw:text-box>
            <text:list text:style-name="L4">
              <text:list-item>
                <text:p><text:span text:style-name="T12">URLs can only be sent over the Internet using the ASCII character-set.</text:span></text:p>
              </text:list-item>
              <text:list-item>
                <text:p><text:span text:style-name="T12">Since URLs often contain characters outside the ASCII set, the URL has to be converted into a valid ASCII format.</text:span></text:p>
              </text:list-item>
              <text:list-item>
                <text:p><text:span text:style-name="T12">URL encoding converts characters into a format that can be transmitted over the Internet.</text:span></text:p>
              </text:list-item>
              <text:list-item>
                <text:p><text:span text:style-name="T12">URL encoding replaces non ASCII characters with a "%" followed by two hexadecimal digits</text:span></text:p>
              </text:list-item>
              <text:list-item>
                <text:p><text:span text:style-name="T12">URLs cannot contain spaces. URL encoding normally replaces a space with a + sign.</text:span></text:p>
              </text:list-item>
              <text:list-item>
                <text:p><text:span text:style-name="T12">Example encoding we can view on </text:span><text:span text:style-name="T12"><text:a xlink:href="http://www.url-encode-decode.com/">http://www.url-encode-decode.com</text:a></text:span></text:p>
              </text:list-item>
              <text:list-item>
                <text:p><text:span text:style-name="T12">In JavaScript, PHP, and ASP there are functions that can be used to URL encode a string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6" presentation:class="page"/>
          <draw:frame presentation:style-name="pr7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1" presentation:presentation-page-layout-name="AL1T0">
        <office:forms form:automatic-focus="false" form:apply-design-mode="false"/>
        <draw:frame presentation:style-name="pr74" draw:text-style-name="P13" draw:layer="layout" svg:width="27.2cm" svg:height="3.185cm" svg:x="2.666cm" svg:y="9.775cm" presentation:class="title" presentation:user-transformed="true">
          <draw:text-box>
            <text:p text:style-name="P12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75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3.2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77cm" svg:y="18.3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3.2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2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3.2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1" draw:layer="backgroundobjects" svg:width="10.143cm" svg:height="1.379cm" svg:x="10.944cm" svg:y="18.2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6-08-25T01:56:29</meta:creation-date>
    <dc:creator>instigate </dc:creator>
    <dc:date>2014-09-02T14:54:07</dc:date>
    <meta:print-date>2006-08-25T01:56:29</meta:print-date>
    <meta:editing-cycles>217</meta:editing-cycles>
    <meta:editing-duration>PT37H19M34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